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cm"/>
    </style:style>
    <style:style style:name="pr2" style:family="presentation" style:parent-style-name="Domyślnie-subtitle">
      <style:graphic-properties draw:fill-color="#ffffff" draw:auto-grow-height="true" fo:min-height="4.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55pt" style:font-size-asian="55pt" style:font-size-complex="55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T1" style:family="text">
      <style:text-properties fo:font-size="55pt" style:font-size-asian="55pt" style:font-size-complex="5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1" draw:layer="layout" svg:width="28cm" svg:height="2.6cm" svg:x="0cm" svg:y="6cm" presentation:class="title" presentation:user-transformed="true">
          <draw:text-box>
            <text:p text:style-name="P1"><text:span text:style-name="T1">CavePenetrator</text:span></text:p>
          </draw:text-box>
        </draw:frame>
        <draw:frame presentation:style-name="pr2" draw:text-style-name="P3" draw:layer="layout" svg:width="9.8cm" svg:height="4.4cm" svg:x="0.6cm" svg:y="16.8cm" presentation:class="subtitle" presentation:user-transformed="true">
          <draw:text-box>
            <text:p text:style-name="P2">PS3</text:p>
            <text:p text:style-name="P2">Pura Dawid</text:p>
            <text:p text:style-name="P2">Rewucki Micha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Podstawy projektu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Gra umożliwiająca podróżowanie latającym przedmiotem po automatycznie generowanym świecie podziemi i tuneli.</text:p>
              </text:list-item>
              <text:list-item>
                <text:p>Gra wykonana w technologii 3D</text:p>
              </text:list-item>
              <text:list-item>
                <text:p>Gra zorientowana obiektow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05T11:37:02.07</meta:creation-date>
    <meta:editing-duration>PT8M32S</meta:editing-duration>
    <meta:editing-cycles>2</meta:editing-cycles>
    <dc:date>2013-12-05T11:45:24.62</dc:date>
    <meta:document-statistic meta:object-count="29"/>
    <meta:generator>OpenOffice.org/3.4.1$Win32 OpenOffice.org_project/341m1$Build-9593</meta:generator>
  </office:meta>
</office:document-meta>
</file>